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" style:font-name-asian="Droid Sans" style:font-name-complex="Lohit Hind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stacle</text:p>
      <text:p text:style-name="Standard">{</text:p>
      <text:p text:style-name="Standard"><text:tab/>bump || centred <text:span text:style-name="T1">⇒</text:span><text:span text:style-name="T2"> AdvanceAndAvoid()</text:span></text:p>
      <text:p text:style-name="Standard"><text:span text:style-name="T2"><text:tab/>true ⇒</text:span><text:span text:style-name="T1"> OrientTowardsLight()</text:span>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Bragg</meta:initial-creator>
    <meta:creation-date>2013-02-05T14:34:16</meta:creation-date>
    <dc:date>2013-02-05T14:38:39</dc:date>
    <dc:creator>Matthew Bragg</dc:creator>
    <meta:editing-duration>PT1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11" meta:character-count="74" meta:non-whitespace-character-count="66"/>
  </office:meta>
</office:document-meta>
</file>